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ffff" draw:textarea-horizontal-align="justify" draw:textarea-vertical-align="middle" draw:auto-grow-height="false" fo:min-height="1.147cm" fo:min-width="6.485cm"/>
    </style:style>
    <style:style style:name="gr2" style:family="graphic" style:parent-style-name="standard">
      <style:graphic-properties svg:stroke-color="#071136" draw:fill-color="#00b6bd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textarea-horizontal-align="justify" draw:textarea-vertical-align="middle" draw:auto-grow-height="false" fo:min-height="0.613cm" fo:min-width="0.77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bce4e5" draw:textarea-horizontal-align="justify" draw:textarea-vertical-align="middle" draw:auto-grow-height="false" fo:min-height="0.385cm" fo:min-width="6.739cm"/>
    </style:style>
    <style:style style:name="gr7" style:family="graphic" style:parent-style-name="standard">
      <style:graphic-properties draw:fill="none" draw:textarea-vertical-align="middle" draw:auto-grow-height="false" fo:min-height="6.732cm" fo:min-width="0cm"/>
    </style:style>
    <style:style style:name="gr8" style:family="graphic" style:parent-style-name="standard">
      <style:graphic-properties svg:stroke-color="#071136" draw:fill-color="#fffbcc" draw:textarea-horizontal-align="justify" draw:textarea-vertical-align="middle" draw:auto-grow-height="false" fo:min-height="0.131cm" fo:min-width="0.516cm"/>
    </style:style>
    <style:style style:name="gr9" style:family="graphic" style:parent-style-name="objectwithoutfill">
      <style:graphic-properties svg:stroke-color="#ed1c24" draw:marker-end="Arrow" draw:marker-end-width="0.3cm" draw:fill="none" draw:fill-color="#fcd4d1" draw:textarea-vertical-align="middle"/>
    </style:style>
    <style:style style:name="P1" style:family="paragraph">
      <loext:graphic-properties draw:fill-color="#f1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ce4e5"/>
      <style:paragraph-properties fo:text-align="center"/>
    </style:style>
    <style:style style:name="P6" style:family="paragraph">
      <style:paragraph-properties fo:text-align="center"/>
      <style:text-properties style:font-name="Liberation Sans1" fo:font-size="10.5pt" style:font-size-asian="18pt" style:font-size-complex="18pt"/>
    </style:style>
    <style:style style:name="P7" style:family="paragraph">
      <loext:graphic-properties draw:fill-color="#fffbcc"/>
      <style:paragraph-properties fo:text-align="center"/>
      <style:text-properties style:font-name="Liberation Sans1" fo:font-size="10.5pt" style:font-size-asian="18pt" style:font-size-complex="18pt"/>
    </style:style>
    <style:style style:name="P8" style:family="paragraph">
      <loext:graphic-properties draw:fill="none" draw:fill-color="#fcd4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397cm" svg:x="5.699cm" svg:y="2.8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5.826cm" svg:y="3.059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6.996cm" svg:y="3.059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8.139cm" svg:y="3.059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269cm" svg:y="3.05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0.399cm" svg:y="3.059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529cm" svg:y="3.059cm">
          <text:p text:style-name="P2">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63cm" svg:x="5.672cm" svg:y="5.725cm">
          <text:p text:style-name="P2">x[0]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334cm" svg:y1="5.725cm" svg:x2="6.334cm" svg:y2="4.836cm">
          <text:p/>
        </draw:line>
        <draw:line draw:style-name="gr5" draw:text-style-name="P4" draw:layer="layout" svg:x1="7.477cm" svg:y1="7.265cm" svg:x2="7.469cm" svg:y2="4.826cm">
          <text:p/>
        </draw:line>
        <draw:line draw:style-name="gr5" draw:text-style-name="P4" draw:layer="layout" svg:x1="8.669cm" svg:y1="8.9cm" svg:x2="8.669cm" svg:y2="4.81cm">
          <text:p/>
        </draw:line>
        <draw:custom-shape draw:style-name="gr6" draw:text-style-name="P5" draw:layer="layout" svg:width="7.239cm" svg:height="0.635cm" svg:x="5.572cm" svg:y="1.127cm">
          <text:p text:style-name="P2">List / String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62cm" svg:height="7.366cm" draw:transform="rotate (-1.5707963267949) translate (12.932cm 1.724cm)">
          <text:p/>
          <draw:enhanced-geometry svg:viewBox="0 0 21600 21600" draw:glue-points="21600 0 0 10800 21600 21600" draw:text-areas="13800 ?f9 21600 ?f10" draw:type="left-brace" draw:modifiers="0 10654.866295642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7" draw:layer="layout" svg:width="1.016cm" svg:height="0.381cm" svg:x="6.978cm" svg:y="4.393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8.148cm" svg:y="4.393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9.291cm" svg:y="4.393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10.421cm" svg:y="4.393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11.551cm" svg:y="4.393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5.826cm" svg:y="4.429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5.826cm" svg:y="2.234cm">
          <text:p text:style-name="P6">-6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6.996cm" svg:y="2.234cm">
          <text:p text:style-name="P6">-5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8.139cm" svg:y="2.234cm">
          <text:p text:style-name="P6">-4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9.269cm" svg:y="2.234cm">
          <text:p text:style-name="P6">-3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10.399cm" svg:y="2.234cm">
          <text:p text:style-name="P6">-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381cm" svg:x="11.529cm" svg:y="2.234cm">
          <text:p text:style-name="P6">-1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826cm" svg:y1="4.787cm" svg:x2="12.684cm" svg:y2="4.787cm">
          <text:p/>
        </draw:line>
        <draw:line draw:style-name="gr9" draw:text-style-name="P8" draw:layer="layout" svg:x1="12.457cm" svg:y1="2.615cm" svg:x2="5.726cm" svg:y2="2.615cm">
          <text:p/>
        </draw:line>
        <draw:custom-shape draw:style-name="gr3" draw:text-style-name="P2" draw:layer="layout" svg:width="1.27cm" svg:height="0.863cm" svg:x="6.842cm" svg:y="7.223cm">
          <text:p text:style-name="P2">x[1]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63cm" svg:x="8.047cm" svg:y="8.874cm">
          <text:p text:style-name="P2">x[2]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914cm" svg:y1="7.249cm" svg:x2="10.906cm" svg:y2="4.81cm">
          <text:p/>
        </draw:line>
        <draw:custom-shape draw:style-name="gr3" draw:text-style-name="P2" draw:layer="layout" svg:width="1.27cm" svg:height="0.863cm" svg:x="10.271cm" svg:y="7.249cm">
          <text:p text:style-name="P2">x[-2]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3:29:20.093056265</meta:creation-date>
    <dc:date>2018-02-06T14:06:32.217247496</dc:date>
    <meta:editing-duration>PT18M56S</meta:editing-duration>
    <meta:editing-cycles>2</meta:editing-cycles>
    <meta:generator>LibreOffice/5.4.2.2.0$Linux_X86_64 LibreOffice_project/40m0$Build-2</meta:generator>
    <meta:document-statistic meta:object-count="31"/>
  </office:meta>
</office:document-meta>
</file>